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>
      <style:text-properties fo:background-color="#FFFF00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font-name="Wingdings" style:font-name-asian="Wingdings" style:font-name-complex="Wingdings"/>
    </style:style>
    <style:style style:name="P9" style:parent-style-name="Paragraphedeliste" style:list-style-name="LFO1" style:family="paragraph">
      <style:text-properties fo:color="#FF0000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Paragraphedeliste" style:list-style-name="LFO2" style:family="paragraph"/>
    <style:style style:name="P23" style:parent-style-name="Paragraphedeliste" style:list-style-name="LFO2" style:family="paragraph"/>
    <style:style style:name="P24" style:parent-style-name="Paragraphedeliste" style:list-style-name="LFO2" style:family="paragraph"/>
    <style:style style:name="P25" style:parent-style-name="Paragraphedeliste" style:list-style-name="LFO2" style:family="paragraph"/>
    <style:style style:name="P26" style:parent-style-name="Paragraphedeliste" style:list-style-name="LFO2" style:family="paragraph"/>
    <style:style style:name="T27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Mettre les auteurs<text:s/><text:span text:style-name="T2"></text:span><text:s/>ordre des auteurs</text:p>
        </text:list-item>
        <text:list-item>
          <text:p text:style-name="P3">Problème référence<text:s/><text:span text:style-name="T4"></text:span><text:s/>Rim Résolu</text:p>
        </text:list-item>
        <text:list-item>
          <text:p text:style-name="P5">Log énorme nombre d’erreur donc beaucoup du temps pour amélioration</text:p>
        </text:list-item>
        <text:list-item>
          <text:p text:style-name="P6">Verif + simplify RAF5</text:p>
        </text:list-item>
        <text:list-item>
          <text:p text:style-name="P7">Vegetation state<text:s/><text:span text:style-name="T8"></text:span><text:s/>Relecture par Olivier<text:s/></text:p>
        </text:list-item>
        <text:list-item>
          <text:p text:style-name="P9">Properties in step 3 deleted<text:s/></text:p>
        </text:list-item>
        <text:list-item>
          <text:p text:style-name="P10"><text:span text:style-name="T11">Results TODO</text:span><text:span text:style-name="T12"><text:s/></text:span><text:span text:style-name="T13"></text:span><text:span text:style-name="T14"><text:s/>Anice et O</text:span><text:span text:style-name="T15">livier</text:span></text:p>
        </text:list-item>
      </text:list>
      <text:p text:style-name="P16"/>
      <text:p text:style-name="P17"/>
      <text:p text:style-name="Normal">What I did</text:p>
      <text:list text:style-name="LFO2" text:continue-numbering="true">
        <text:list-item>
          <text:p text:style-name="P18">Repris remarques Ddiier sur mes parties</text:p>
        </text:list-item>
        <text:list-item>
          <text:p text:style-name="P19">Envoie pdf à Anice</text:p>
        </text:list-item>
        <text:list-item>
          <text:p text:style-name="P20">Repris Field Data en rajoutant des infos sur les seuils</text:p>
        </text:list-item>
        <text:list-item>
          <text:p text:style-name="P21">Repris section Vegetation characterisation en supprimant les infos sur les seuils</text:p>
        </text:list-item>
        <text:list-item>
          <text:p text:style-name="P22">Ecrire Annexe A (presque fini)</text:p>
        </text:list-item>
        <text:list-item>
          <text:p text:style-name="P23">Problème de mise en page<text:s/></text:p>
        </text:list-item>
        <text:list-item>
          <text:p text:style-name="P24">Figure 2 en mettant AMPS methde en mettant step 3 en bas</text:p>
        </text:list-item>
      </text:list>
      <text:p text:style-name="Normal"/>
      <text:list text:style-name="LFO2" text:continue-numbering="true">
        <text:list-item>
          <text:p text:style-name="P25">Karen : abstract non done</text:p>
        </text:list-item>
      </text:list>
      <text:p text:style-name="Paragraphedeliste"/>
      <text:list text:style-name="LFO2" text:continue-numbering="true">
        <text:list-item>
          <text:p text:style-name="P26">Anice et Olivier : Reprendre section 6 /<text:s/><text:span text:style-name="T27">relire section 5</text:span>/ relire <text:s/>section 3.2.1 / reprendre remarques Didier sur intro / reprendre remarques Didier sur section 4 <text:s/></text:p>
        </text:list-item>
      </text:list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DDEM Rim</meta:initial-creator>
    <dc:creator>SADDEM Rim</dc:creator>
    <meta:creation-date>2023-03-22T15:54:00Z</meta:creation-date>
    <dc:date>2023-03-24T13:59:00Z</dc:date>
    <meta:template xlink:href="Normal.dotm" xlink:type="simple"/>
    <meta:editing-cycles>11</meta:editing-cycles>
    <meta:editing-duration>PT37920S</meta:editing-duration>
    <meta:document-statistic meta:page-count="1" meta:paragraph-count="1" meta:word-count="120" meta:character-count="782" meta:row-count="5" meta:non-whitespace-character-count="663"/>
  </office:meta>
</office:document-meta>
</file>